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5cm"/>
    </style:style>
    <style:style style:name="co3" style:family="table-column">
      <style:table-column-properties fo:break-before="auto" style:column-width="2.8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98" calcext:value-type="float">
            <text:p>998</text:p>
          </table:table-cell>
          <table:table-cell/>
          <table:table-cell table:style-name="ce3" office:value-type="string" calcext:value-type="string">
            <text:p>STUDENTS</text:p>
          </table:table-cell>
          <table:table-cell office:value-type="string" calcext:value-type="string">
            <text:p>STD IN GROUP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table:formula="of:=66739/70" office:value-type="float" office:value="953.414285714286" calcext:value-type="float">
            <text:p>953,41428571428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table:formula="of:=59986/70" office:value-type="float" office:value="856.942857142857" calcext:value-type="float">
            <text:p>856,942857142857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2:46:20.332000000</meta:creation-date>
    <dc:date>2023-05-03T22:59:41.647000000</dc:date>
    <meta:editing-duration>PT13M21S</meta:editing-duration>
    <meta:editing-cycles>1</meta:editing-cycles>
    <meta:document-statistic meta:table-count="1" meta:cell-count="706" meta:object-count="0"/>
    <meta:generator>LibreOffice/7.5.2.2$Windows_X86_64 LibreOffice_project/53bb9681a964705cf672590721dbc85eb4d0c3a2</meta:generator>
  </office:meta>
</office:document-meta>
</file>